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4" table:default-cell-style-name="Default"/>
        <table:table-row table:style-name="ro1">
          <table:table-cell office:value-type="float" office:value="43061" calcext:value-type="float">
            <text:p>43061</text:p>
          </table:table-cell>
          <table:table-cell office:value-type="float" office:value="40222" calcext:value-type="float">
            <text:p>40222</text:p>
          </table:table-cell>
          <table:table-cell table:number-columns-repeated="2"/>
        </table:table-row>
        <table:table-row table:style-name="ro1">
          <table:table-cell office:value-type="float" office:value="25536" calcext:value-type="float">
            <text:p>25536</text:p>
          </table:table-cell>
          <table:table-cell office:value-type="float" office:value="40322" calcext:value-type="float">
            <text:p>40322</text:p>
          </table:table-cell>
          <table:table-cell table:number-columns-repeated="2"/>
        </table:table-row>
        <table:table-row table:style-name="ro1">
          <table:table-cell office:value-type="float" office:value="40958" calcext:value-type="float">
            <text:p>40958</text:p>
          </table:table-cell>
          <table:table-cell office:value-type="float" office:value="36887" calcext:value-type="float">
            <text:p>36887</text:p>
          </table:table-cell>
          <table:table-cell table:number-columns-repeated="2"/>
        </table:table-row>
        <table:table-row table:style-name="ro1">
          <table:table-cell office:value-type="float" office:value="39656" calcext:value-type="float">
            <text:p>39656</text:p>
          </table:table-cell>
          <table:table-cell office:value-type="float" office:value="65211" calcext:value-type="float">
            <text:p>65211</text:p>
          </table:table-cell>
          <table:table-cell table:number-columns-repeated="2"/>
        </table:table-row>
        <table:table-row table:style-name="ro1">
          <table:table-cell office:value-type="float" office:value="12320" calcext:value-type="float">
            <text:p>12320</text:p>
          </table:table-cell>
          <table:table-cell office:value-type="float" office:value="80145" calcext:value-type="float">
            <text:p>80145</text:p>
          </table:table-cell>
          <table:table-cell table:number-columns-repeated="2"/>
        </table:table-row>
        <table:table-row table:style-name="ro1">
          <table:table-cell office:value-type="float" office:value="24434" calcext:value-type="float">
            <text:p>24434</text:p>
          </table:table-cell>
          <table:table-cell office:value-type="float" office:value="115661" calcext:value-type="float">
            <text:p>115661</text:p>
          </table:table-cell>
          <table:table-cell table:number-columns-repeated="2"/>
        </table:table-row>
        <table:table-row table:style-name="ro1">
          <table:table-cell office:value-type="float" office:value="94734" calcext:value-type="float">
            <text:p>94734</text:p>
          </table:table-cell>
          <table:table-cell office:value-type="float" office:value="110311" calcext:value-type="float">
            <text:p>110311</text:p>
          </table:table-cell>
          <table:table-cell table:number-columns-repeated="2"/>
        </table:table-row>
        <table:table-row table:style-name="ro1">
          <table:table-cell office:value-type="float" office:value="65593" calcext:value-type="float">
            <text:p>65593</text:p>
          </table:table-cell>
          <table:table-cell office:value-type="float" office:value="118155" calcext:value-type="float">
            <text:p>118155</text:p>
          </table:table-cell>
          <table:table-cell table:number-columns-repeated="2"/>
        </table:table-row>
        <table:table-row table:style-name="ro1">
          <table:table-cell office:value-type="float" office:value="23433" calcext:value-type="float">
            <text:p>23433</text:p>
          </table:table-cell>
          <table:table-cell office:value-type="float" office:value="113496" calcext:value-type="float">
            <text:p>113496</text:p>
          </table:table-cell>
          <table:table-cell table:number-columns-repeated="2"/>
        </table:table-row>
        <table:table-row table:style-name="ro1">
          <table:table-cell office:value-type="float" office:value="22131" calcext:value-type="float">
            <text:p>22131</text:p>
          </table:table-cell>
          <table:table-cell office:value-type="float" office:value="254255" calcext:value-type="float">
            <text:p>254255</text:p>
          </table:table-cell>
          <table:table-cell table:number-columns-repeated="2"/>
        </table:table-row>
        <table:table-row table:style-name="ro1">
          <table:table-cell office:value-type="float" office:value="64591" calcext:value-type="float">
            <text:p>64591</text:p>
          </table:table-cell>
          <table:table-cell office:value-type="float" office:value="101702" calcext:value-type="float">
            <text:p>101702</text:p>
          </table:table-cell>
          <table:table-cell table:number-columns-repeated="2"/>
        </table:table-row>
        <table:table-row table:style-name="ro1">
          <table:table-cell office:value-type="float" office:value="109756" calcext:value-type="float">
            <text:p>109756</text:p>
          </table:table-cell>
          <table:table-cell office:value-type="float" office:value="196328" calcext:value-type="float">
            <text:p>196328</text:p>
          </table:table-cell>
          <table:table-cell table:number-columns-repeated="2"/>
        </table:table-row>
        <table:table-row table:style-name="ro1">
          <table:table-cell office:value-type="float" office:value="48569" calcext:value-type="float">
            <text:p>48569</text:p>
          </table:table-cell>
          <table:table-cell office:value-type="float" office:value="262232" calcext:value-type="float">
            <text:p>262232</text:p>
          </table:table-cell>
          <table:table-cell table:number-columns-repeated="2"/>
        </table:table-row>
        <table:table-row table:style-name="ro1">
          <table:table-cell office:value-type="float" office:value="115364" calcext:value-type="float">
            <text:p>115364</text:p>
          </table:table-cell>
          <table:table-cell office:value-type="float" office:value="43757" calcext:value-type="float">
            <text:p>43757</text:p>
          </table:table-cell>
          <table:table-cell table:number-columns-repeated="2"/>
        </table:table-row>
        <table:table-row table:style-name="ro1">
          <table:table-cell office:value-type="float" office:value="121172" calcext:value-type="float">
            <text:p>121172</text:p>
          </table:table-cell>
          <table:table-cell office:value-type="float" office:value="48585" calcext:value-type="float">
            <text:p>48585</text:p>
          </table:table-cell>
          <table:table-cell table:number-columns-repeated="2"/>
        </table:table-row>
        <table:table-row table:style-name="ro1">
          <table:table-cell office:value-type="float" office:value="119670" calcext:value-type="float">
            <text:p>119670</text:p>
          </table:table-cell>
          <table:table-cell office:value-type="float" office:value="245281" calcext:value-type="float">
            <text:p>245281</text:p>
          </table:table-cell>
          <table:table-cell table:number-columns-repeated="2"/>
        </table:table-row>
        <table:table-row table:style-name="ro1">
          <table:table-cell office:value-type="float" office:value="100042" calcext:value-type="float">
            <text:p>100042</text:p>
          </table:table-cell>
          <table:table-cell office:value-type="float" office:value="145375" calcext:value-type="float">
            <text:p>145375</text:p>
          </table:table-cell>
          <table:table-cell table:number-columns-repeated="2"/>
        </table:table-row>
        <table:table-row table:style-name="ro1">
          <table:table-cell office:value-type="float" office:value="102946" calcext:value-type="float">
            <text:p>102946</text:p>
          </table:table-cell>
          <table:table-cell office:value-type="float" office:value="170999" calcext:value-type="float">
            <text:p>170999</text:p>
          </table:table-cell>
          <table:table-cell table:number-columns-repeated="2"/>
        </table:table-row>
        <table:table-row table:style-name="ro1">
          <table:table-cell office:value-type="float" office:value="200285" calcext:value-type="float">
            <text:p>200285</text:p>
          </table:table-cell>
          <table:table-cell office:value-type="float" office:value="144409" calcext:value-type="float">
            <text:p>144409</text:p>
          </table:table-cell>
          <table:table-cell table:number-columns-repeated="2"/>
        </table:table-row>
        <table:table-row table:style-name="ro1">
          <table:table-cell office:value-type="float" office:value="150213" calcext:value-type="float">
            <text:p>150213</text:p>
          </table:table-cell>
          <table:table-cell office:value-type="float" office:value="95775" calcext:value-type="float">
            <text:p>95775</text:p>
          </table:table-cell>
          <table:table-cell table:number-columns-repeated="2"/>
        </table:table-row>
        <table:table-row table:style-name="ro1">
          <table:table-cell office:value-type="float" office:value="267881" calcext:value-type="float">
            <text:p>267881</text:p>
          </table:table-cell>
          <table:table-cell office:value-type="float" office:value="195926" calcext:value-type="float">
            <text:p>195926</text:p>
          </table:table-cell>
          <table:table-cell table:number-columns-repeated="2"/>
        </table:table-row>
        <table:table-row table:style-name="ro1">
          <table:table-cell office:value-type="float" office:value="99842" calcext:value-type="float">
            <text:p>99842</text:p>
          </table:table-cell>
          <table:table-cell office:value-type="float" office:value="224005" calcext:value-type="float">
            <text:p>224005</text:p>
          </table:table-cell>
          <table:table-cell table:number-columns-repeated="2"/>
        </table:table-row>
        <table:table-row table:style-name="ro1">
          <table:table-cell office:value-type="float" office:value="224819" calcext:value-type="float">
            <text:p>224819</text:p>
          </table:table-cell>
          <table:table-cell office:value-type="float" office:value="128006" calcext:value-type="float">
            <text:p>128006</text:p>
          </table:table-cell>
          <table:table-cell table:number-columns-repeated="2"/>
        </table:table-row>
        <table:table-row table:style-name="ro1">
          <table:table-cell office:value-type="float" office:value="243846" calcext:value-type="float">
            <text:p>243846</text:p>
          </table:table-cell>
          <table:table-cell office:value-type="float" office:value="57048" calcext:value-type="float">
            <text:p>57048</text:p>
          </table:table-cell>
          <table:table-cell table:number-columns-repeated="2"/>
        </table:table-row>
        <table:table-row table:style-name="ro1">
          <table:table-cell office:value-type="float" office:value="145557" calcext:value-type="float">
            <text:p>145557</text:p>
          </table:table-cell>
          <table:table-cell office:value-type="float" office:value="75664" calcext:value-type="float">
            <text:p>75664</text:p>
          </table:table-cell>
          <table:table-cell table:number-columns-repeated="2"/>
        </table:table-row>
        <table:table-row table:style-name="ro1">
          <table:table-cell office:value-type="float" office:value="177752" calcext:value-type="float">
            <text:p>177752</text:p>
          </table:table-cell>
          <table:table-cell office:value-type="float" office:value="272944" calcext:value-type="float">
            <text:p>272944</text:p>
          </table:table-cell>
          <table:table-cell table:number-columns-repeated="2"/>
        </table:table-row>
        <table:table-row table:style-name="ro1">
          <table:table-cell office:value-type="float" office:value="170242" calcext:value-type="float">
            <text:p>170242</text:p>
          </table:table-cell>
          <table:table-cell office:value-type="float" office:value="585399" calcext:value-type="float">
            <text:p>585399</text:p>
          </table:table-cell>
          <table:table-cell table:number-columns-repeated="2"/>
        </table:table-row>
        <table:table-row table:style-name="ro1">
          <table:table-cell office:value-type="float" office:value="208296" calcext:value-type="float">
            <text:p>208296</text:p>
          </table:table-cell>
          <table:table-cell office:value-type="float" office:value="828545" calcext:value-type="float">
            <text:p>828545</text:p>
          </table:table-cell>
          <table:table-cell table:number-columns-repeated="2"/>
        </table:table-row>
        <table:table-row table:style-name="ro1">
          <table:table-cell office:value-type="float" office:value="206293" calcext:value-type="float">
            <text:p>206293</text:p>
          </table:table-cell>
          <table:table-cell office:value-type="float" office:value="405001" calcext:value-type="float">
            <text:p>405001</text:p>
          </table:table-cell>
          <table:table-cell table:number-columns-repeated="2"/>
        </table:table-row>
        <table:table-row table:style-name="ro1">
          <table:table-cell office:value-type="float" office:value="206293" calcext:value-type="float">
            <text:p>206293</text:p>
          </table:table-cell>
          <table:table-cell office:value-type="float" office:value="85023" calcext:value-type="float">
            <text:p>85023</text:p>
          </table:table-cell>
          <table:table-cell table:number-columns-repeated="2"/>
        </table:table-row>
        <table:table-row table:style-name="ro1">
          <table:table-cell office:value-type="float" office:value="114097" calcext:value-type="float">
            <text:p>114097</text:p>
          </table:table-cell>
          <table:table-cell office:value-type="float" office:value="146350" calcext:value-type="float">
            <text:p>146350</text:p>
          </table:table-cell>
          <table:table-cell table:number-columns-repeated="2"/>
        </table:table-row>
        <table:table-row table:style-name="ro1">
          <table:table-cell office:value-type="float" office:value="70700" calcext:value-type="float">
            <text:p>70700</text:p>
          </table:table-cell>
          <table:table-cell office:value-type="float" office:value="565487" calcext:value-type="float">
            <text:p>565487</text:p>
          </table:table-cell>
          <table:table-cell table:number-columns-repeated="2"/>
        </table:table-row>
        <table:table-row table:style-name="ro1">
          <table:table-cell office:value-type="float" office:value="60586" calcext:value-type="float">
            <text:p>60586</text:p>
          </table:table-cell>
          <table:table-cell office:value-type="float" office:value="672014" calcext:value-type="float">
            <text:p>672014</text:p>
          </table:table-cell>
          <table:table-cell table:number-columns-repeated="2"/>
        </table:table-row>
        <table:table-row table:style-name="ro1">
          <table:table-cell office:value-type="float" office:value="190162" calcext:value-type="float">
            <text:p>190162</text:p>
          </table:table-cell>
          <table:table-cell office:value-type="float" office:value="135603" calcext:value-type="float">
            <text:p>135603</text:p>
          </table:table-cell>
          <table:table-cell table:number-columns-repeated="2"/>
        </table:table-row>
        <table:table-row table:style-name="ro1">
          <table:table-cell office:value-type="float" office:value="167237" calcext:value-type="float">
            <text:p>167237</text:p>
          </table:table-cell>
          <table:table-cell office:value-type="float" office:value="203098" calcext:value-type="float">
            <text:p>203098</text:p>
          </table:table-cell>
          <table:table-cell table:number-columns-repeated="2"/>
        </table:table-row>
        <table:table-row table:style-name="ro1">
          <table:table-cell office:value-type="float" office:value="47968" calcext:value-type="float">
            <text:p>47968</text:p>
          </table:table-cell>
          <table:table-cell office:value-type="float" office:value="36693" calcext:value-type="float">
            <text:p>36693</text:p>
          </table:table-cell>
          <table:table-cell table:number-columns-repeated="2"/>
        </table:table-row>
        <table:table-row table:style-name="ro1">
          <table:table-cell office:value-type="float" office:value="43261" calcext:value-type="float">
            <text:p>43261</text:p>
          </table:table-cell>
          <table:table-cell office:value-type="float" office:value="110078" calcext:value-type="float">
            <text:p>110078</text:p>
          </table:table-cell>
          <table:table-cell table:number-columns-repeated="2"/>
        </table:table-row>
        <table:table-row table:style-name="ro1">
          <table:table-cell office:value-type="float" office:value="65593" calcext:value-type="float">
            <text:p>65593</text:p>
          </table:table-cell>
          <table:table-cell office:value-type="float" office:value="43025" calcext:value-type="float">
            <text:p>43025</text:p>
          </table:table-cell>
          <table:table-cell table:number-columns-repeated="2"/>
        </table:table-row>
        <table:table-row table:style-name="ro1">
          <table:table-cell office:value-type="float" office:value="195277" calcext:value-type="float">
            <text:p>195277</text:p>
          </table:table-cell>
          <table:table-cell office:value-type="float" office:value="262385" calcext:value-type="float">
            <text:p>262385</text:p>
          </table:table-cell>
          <table:table-cell table:number-columns-repeated="2"/>
        </table:table-row>
        <table:table-row table:style-name="ro1">
          <table:table-cell office:value-type="float" office:value="127982" calcext:value-type="float">
            <text:p>127982</text:p>
          </table:table-cell>
          <table:table-cell office:value-type="float" office:value="65908" calcext:value-type="float">
            <text:p>65908</text:p>
          </table:table-cell>
          <table:table-cell table:number-columns-repeated="2"/>
        </table:table-row>
        <table:table-row table:style-name="ro1">
          <table:table-cell office:value-type="float" office:value="137595" calcext:value-type="float">
            <text:p>137595</text:p>
          </table:table-cell>
          <table:table-cell office:value-type="float" office:value="66704" calcext:value-type="float">
            <text:p>66704</text:p>
          </table:table-cell>
          <table:table-cell table:number-columns-repeated="2"/>
        </table:table-row>
        <table:table-row table:style-name="ro1">
          <table:table-cell office:value-type="float" office:value="277595" calcext:value-type="float">
            <text:p>277595</text:p>
          </table:table-cell>
          <table:table-cell office:value-type="float" office:value="99907" calcext:value-type="float">
            <text:p>99907</text:p>
          </table:table-cell>
          <table:table-cell table:number-columns-repeated="2"/>
        </table:table-row>
        <table:table-row table:style-name="ro1">
          <table:table-cell office:value-type="float" office:value="398967" calcext:value-type="float">
            <text:p>398967</text:p>
          </table:table-cell>
          <table:table-cell office:value-type="float" office:value="257545" calcext:value-type="float">
            <text:p>257545</text:p>
          </table:table-cell>
          <table:table-cell table:number-columns-repeated="2"/>
        </table:table-row>
        <table:table-row table:style-name="ro1">
          <table:table-cell office:value-type="float" office:value="41258" calcext:value-type="float">
            <text:p>41258</text:p>
          </table:table-cell>
          <table:table-cell office:value-type="float" office:value="38082" calcext:value-type="float">
            <text:p>38082</text:p>
          </table:table-cell>
          <table:table-cell table:number-columns-repeated="2"/>
        </table:table-row>
        <table:table-row table:style-name="ro1">
          <table:table-cell office:value-type="float" office:value="79513" calcext:value-type="float">
            <text:p>79513</text:p>
          </table:table-cell>
          <table:table-cell office:value-type="float" office:value="227291" calcext:value-type="float">
            <text:p>227291</text:p>
          </table:table-cell>
          <table:table-cell table:number-columns-repeated="2"/>
        </table:table-row>
        <table:table-row table:style-name="ro1">
          <table:table-cell office:value-type="float" office:value="275992" calcext:value-type="float">
            <text:p>275992</text:p>
          </table:table-cell>
          <table:table-cell office:value-type="float" office:value="59626" calcext:value-type="float">
            <text:p>59626</text:p>
          </table:table-cell>
          <table:table-cell table:number-columns-repeated="2"/>
        </table:table-row>
        <table:table-row table:style-name="ro1">
          <table:table-cell office:value-type="float" office:value="273989" calcext:value-type="float">
            <text:p>273989</text:p>
          </table:table-cell>
          <table:table-cell office:value-type="float" office:value="114864" calcext:value-type="float">
            <text:p>114864</text:p>
          </table:table-cell>
          <table:table-cell table:number-columns-repeated="2"/>
        </table:table-row>
        <table:table-row table:style-name="ro1">
          <table:table-cell office:value-type="float" office:value="145406" calcext:value-type="float">
            <text:p>145406</text:p>
          </table:table-cell>
          <table:table-cell office:value-type="float" office:value="347980" calcext:value-type="float">
            <text:p>347980</text:p>
          </table:table-cell>
          <table:table-cell table:number-columns-repeated="2"/>
        </table:table-row>
        <table:table-row table:style-name="ro1">
          <table:table-cell office:value-type="float" office:value="292416" calcext:value-type="float">
            <text:p>292416</text:p>
          </table:table-cell>
          <table:table-cell office:value-type="float" office:value="161926" calcext:value-type="float">
            <text:p>161926</text:p>
          </table:table-cell>
          <table:table-cell table:number-columns-repeated="2"/>
        </table:table-row>
        <table:table-row table:style-name="ro1">
          <table:table-cell office:value-type="float" office:value="289612" calcext:value-type="float">
            <text:p>289612</text:p>
          </table:table-cell>
          <table:table-cell office:value-type="float" office:value="69293" calcext:value-type="float">
            <text:p>69293</text:p>
          </table:table-cell>
          <table:table-cell table:number-columns-repeated="2"/>
        </table:table-row>
        <table:table-row table:style-name="ro1">
          <table:table-cell office:value-type="float" office:value="252359" calcext:value-type="float">
            <text:p>252359</text:p>
          </table:table-cell>
          <table:table-cell office:value-type="float" office:value="35344" calcext:value-type="float">
            <text:p>35344</text:p>
          </table:table-cell>
          <table:table-cell table:number-columns-repeated="2"/>
        </table:table-row>
        <table:table-row table:style-name="ro1">
          <table:table-cell office:value-type="float" office:value="119269" calcext:value-type="float">
            <text:p>119269</text:p>
          </table:table-cell>
          <table:table-cell office:value-type="float" office:value="68895" calcext:value-type="float">
            <text:p>68895</text:p>
          </table:table-cell>
          <table:table-cell table:number-columns-repeated="2"/>
        </table:table-row>
        <table:table-row table:style-name="ro1">
          <table:table-cell office:value-type="float" office:value="39906" calcext:value-type="float">
            <text:p>39906</text:p>
          </table:table-cell>
          <table:table-cell office:value-type="float" office:value="36439" calcext:value-type="float">
            <text:p>36439</text:p>
          </table:table-cell>
          <table:table-cell table:number-columns-repeated="2"/>
        </table:table-row>
        <table:table-row table:style-name="ro1">
          <table:table-cell office:value-type="float" office:value="136193" calcext:value-type="float">
            <text:p>136193</text:p>
          </table:table-cell>
          <table:table-cell office:value-type="float" office:value="100355" calcext:value-type="float">
            <text:p>100355</text:p>
          </table:table-cell>
          <table:table-cell table:number-columns-repeated="2"/>
        </table:table-row>
        <table:table-row table:style-name="ro1">
          <table:table-cell office:value-type="float" office:value="77710" calcext:value-type="float">
            <text:p>77710</text:p>
          </table:table-cell>
          <table:table-cell office:value-type="float" office:value="33453" calcext:value-type="float">
            <text:p>33453</text:p>
          </table:table-cell>
          <table:table-cell table:number-columns-repeated="2"/>
        </table:table-row>
        <table:table-row table:style-name="ro1">
          <table:table-cell office:value-type="float" office:value="272387" calcext:value-type="float">
            <text:p>272387</text:p>
          </table:table-cell>
          <table:table-cell office:value-type="float" office:value="282744" calcext:value-type="float">
            <text:p>282744</text:p>
          </table:table-cell>
          <table:table-cell table:number-columns-repeated="2"/>
        </table:table-row>
        <table:table-row table:style-name="ro1">
          <table:table-cell office:value-type="float" office:value="275391" calcext:value-type="float">
            <text:p>275391</text:p>
          </table:table-cell>
          <table:table-cell office:value-type="float" office:value="125632" calcext:value-type="float">
            <text:p>125632</text:p>
          </table:table-cell>
          <table:table-cell table:number-columns-repeated="2"/>
        </table:table-row>
        <table:table-row table:style-name="ro1">
          <table:table-cell office:value-type="float" office:value="75006" calcext:value-type="float">
            <text:p>75006</text:p>
          </table:table-cell>
          <table:table-cell office:value-type="float" office:value="215045" calcext:value-type="float">
            <text:p>215045</text:p>
          </table:table-cell>
          <table:table-cell table:number-columns-repeated="2"/>
        </table:table-row>
        <table:table-row table:style-name="ro1">
          <table:table-cell office:value-type="float" office:value="74506" calcext:value-type="float">
            <text:p>74506</text:p>
          </table:table-cell>
          <table:table-cell office:value-type="float" office:value="224902" calcext:value-type="float">
            <text:p>224902</text:p>
          </table:table-cell>
          <table:table-cell table:number-columns-repeated="2"/>
        </table:table-row>
        <table:table-row table:style-name="ro1">
          <table:table-cell office:value-type="float" office:value="46916" calcext:value-type="float">
            <text:p>46916</text:p>
          </table:table-cell>
          <table:table-cell office:value-type="float" office:value="530642" calcext:value-type="float">
            <text:p>530642</text:p>
          </table:table-cell>
          <table:table-cell table:number-columns-repeated="2"/>
        </table:table-row>
        <table:table-row table:style-name="ro1">
          <table:table-cell office:value-type="float" office:value="176250" calcext:value-type="float">
            <text:p>176250</text:p>
          </table:table-cell>
          <table:table-cell table:number-columns-repeated="3"/>
        </table:table-row>
        <table:table-row table:style-name="ro1">
          <table:table-cell office:value-type="float" office:value="42710" calcext:value-type="float">
            <text:p>42710</text:p>
          </table:table-cell>
          <table:table-cell table:number-columns-repeated="3"/>
        </table:table-row>
        <table:table-row table:style-name="ro1">
          <table:table-cell office:value-type="float" office:value="83819" calcext:value-type="float">
            <text:p>83819</text:p>
          </table:table-cell>
          <table:table-cell table:number-columns-repeated="3"/>
        </table:table-row>
        <table:table-row table:style-name="ro1">
          <table:table-cell office:value-type="float" office:value="79413" calcext:value-type="float">
            <text:p>79413</text:p>
          </table:table-cell>
          <table:table-cell table:number-columns-repeated="3"/>
        </table:table-row>
        <table:table-row table:style-name="ro1">
          <table:table-cell office:value-type="float" office:value="77710" calcext:value-type="float">
            <text:p>77710</text:p>
          </table:table-cell>
          <table:table-cell table:number-columns-repeated="3"/>
        </table:table-row>
        <table:table-row table:style-name="ro1">
          <table:table-cell office:value-type="float" office:value="232731" calcext:value-type="float">
            <text:p>232731</text:p>
          </table:table-cell>
          <table:table-cell table:number-columns-repeated="3"/>
        </table:table-row>
        <table:table-row table:style-name="ro1">
          <table:table-cell office:value-type="float" office:value="217209" calcext:value-type="float">
            <text:p>217209</text:p>
          </table:table-cell>
          <table:table-cell table:number-columns-repeated="3"/>
        </table:table-row>
        <table:table-row table:style-name="ro1">
          <table:table-cell office:value-type="float" office:value="36201" calcext:value-type="float">
            <text:p>36201</text:p>
          </table:table-cell>
          <table:table-cell table:number-columns-repeated="3"/>
        </table:table-row>
        <table:table-row table:style-name="ro1">
          <table:table-cell office:value-type="float" office:value="263575" calcext:value-type="float">
            <text:p>263575</text:p>
          </table:table-cell>
          <table:table-cell table:number-columns-repeated="3"/>
        </table:table-row>
        <table:table-row table:style-name="ro1">
          <table:table-cell office:value-type="float" office:value="206093" calcext:value-type="float">
            <text:p>206093</text:p>
          </table:table-cell>
          <table:table-cell table:number-columns-repeated="3"/>
        </table:table-row>
        <table:table-row table:style-name="ro1">
          <table:table-cell office:value-type="float" office:value="59284" calcext:value-type="float">
            <text:p>59284</text:p>
          </table:table-cell>
          <table:table-cell table:number-columns-repeated="3"/>
        </table:table-row>
        <table:table-row table:style-name="ro1">
          <table:table-cell office:value-type="float" office:value="60886" calcext:value-type="float">
            <text:p>60886</text:p>
          </table:table-cell>
          <table:table-cell table:number-columns-repeated="3"/>
        </table:table-row>
        <table:table-row table:style-name="ro1">
          <table:table-cell office:value-type="float" office:value="60486" calcext:value-type="float">
            <text:p>60486</text:p>
          </table:table-cell>
          <table:table-cell table:number-columns-repeated="3"/>
        </table:table-row>
        <table:table-row table:style-name="ro1">
          <table:table-cell office:value-type="float" office:value="116966" calcext:value-type="float">
            <text:p>116966</text:p>
          </table:table-cell>
          <table:table-cell table:number-columns-repeated="3"/>
        </table:table-row>
        <table:table-row table:style-name="ro1">
          <table:table-cell office:value-type="float" office:value="349497" calcext:value-type="float">
            <text:p>349497</text:p>
          </table:table-cell>
          <table:table-cell table:number-columns-repeated="3"/>
        </table:table-row>
        <table:table-row table:style-name="ro1">
          <table:table-cell office:value-type="float" office:value="164634" calcext:value-type="float">
            <text:p>164634</text:p>
          </table:table-cell>
          <table:table-cell table:number-columns-repeated="3"/>
        </table:table-row>
        <table:table-row table:style-name="ro1">
          <table:table-cell office:value-type="float" office:value="151215" calcext:value-type="float">
            <text:p>151215</text:p>
          </table:table-cell>
          <table:table-cell table:number-columns-repeated="3"/>
        </table:table-row>
        <table:table-row table:style-name="ro1">
          <table:table-cell office:value-type="float" office:value="334475" calcext:value-type="float">
            <text:p>334475</text:p>
          </table:table-cell>
          <table:table-cell table:number-columns-repeated="3"/>
        </table:table-row>
        <table:table-row table:style-name="ro1">
          <table:table-cell office:value-type="float" office:value="294418" calcext:value-type="float">
            <text:p>294418</text:p>
          </table:table-cell>
          <table:table-cell table:number-columns-repeated="3"/>
        </table:table-row>
        <table:table-row table:style-name="ro1">
          <table:table-cell office:value-type="float" office:value="124977" calcext:value-type="float">
            <text:p>124977</text:p>
          </table:table-cell>
          <table:table-cell table:number-columns-repeated="3"/>
        </table:table-row>
        <table:table-row table:style-name="ro1">
          <table:table-cell office:value-type="float" office:value="215807" calcext:value-type="float">
            <text:p>215807</text:p>
          </table:table-cell>
          <table:table-cell table:number-columns-repeated="3"/>
        </table:table-row>
        <table:table-row table:style-name="ro1">
          <table:table-cell office:value-type="float" office:value="222616" calcext:value-type="float">
            <text:p>222616</text:p>
          </table:table-cell>
          <table:table-cell table:number-columns-repeated="3"/>
        </table:table-row>
        <table:table-row table:style-name="ro1">
          <table:table-cell office:value-type="float" office:value="290212" calcext:value-type="float">
            <text:p>290212</text:p>
          </table:table-cell>
          <table:table-cell table:number-columns-repeated="3"/>
        </table:table-row>
        <table:table-row table:style-name="ro1">
          <table:table-cell office:value-type="float" office:value="246650" calcext:value-type="float">
            <text:p>246650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formula="of:=SUM([.A1:.A84])" office:value-type="float" office:value="12247968" calcext:value-type="float">
            <text:p>12247968</text:p>
          </table:table-cell>
          <table:table-cell table:formula="of:=SUM([.B1:.B84])" office:value-type="float" office:value="10623979" calcext:value-type="float">
            <text:p>10623979</text:p>
          </table:table-cell>
          <table:table-cell office:value-type="float" office:value="1331583" calcext:value-type="float">
            <text:p>1331583</text:p>
          </table:table-cell>
          <table:table-cell table:formula="of:=[.B88]+[.C88]-[.A88]" office:value-type="float" office:value="-292406" calcext:value-type="float">
            <text:p>-292406</text:p>
          </table:table-cell>
        </table:table-row>
        <table:table-row table:style-name="ro1">
          <table:table-cell office:value-type="string" calcext:value-type="string">
            <text:p>買</text:p>
          </table:table-cell>
          <table:table-cell office:value-type="string" calcext:value-type="string">
            <text:p>賣</text:p>
          </table:table-cell>
          <table:table-cell office:value-type="string" calcext:value-type="string">
            <text:p>投資中</text:p>
          </table:table-cell>
          <table:table-cell office:value-type="string" calcext:value-type="string">
            <text:p>獲利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00/00/00</text:date>, <text:time style:data-style-name="N2" text:time-value="15:58:32.528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1T14:08:45.379000000</meta:creation-date>
    <dc:date>2020-12-02T16:00:41.359000000</dc:date>
    <meta:editing-duration>PT6H44M42S</meta:editing-duration>
    <meta:editing-cycles>18</meta:editing-cycles>
    <meta:generator>LibreOffice/6.2.8.2$Windows_X86_64 LibreOffice_project/f82ddfca21ebc1e222a662a32b25c0c9d20169ee</meta:generator>
    <meta:document-statistic meta:table-count="1" meta:cell-count="152" meta:object-count="0"/>
  </office:meta>
</office:document-meta>
</file>